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Principa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Principa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Principal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Principal.UserPrincipal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serPrincipal.equals( Object 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